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_32__20_Dots_20_1_20_Dash" svg:stroke-width="0.102cm" svg:stroke-color="#000000" draw:marker-start-width="0.509cm" draw:marker-end-width="0.509cm" draw:fill-color="#ffffff" draw:textarea-horizontal-align="justify" draw:textarea-vertical-align="middle" draw:auto-grow-height="false" fo:min-height="11.434cm" fo:min-width="6.612cm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3" style:family="graphic" style:parent-style-name="standard">
      <style:graphic-properties draw:fill-color="#9933ff" draw:textarea-horizontal-align="justify" draw:textarea-vertical-align="middle" draw:auto-grow-height="false" fo:min-height="2.036cm" fo:min-width="6.104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2.036cm" fo:min-width="5.0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999999" draw:textarea-horizontal-align="justify" draw:textarea-vertical-align="middle" draw:auto-grow-height="false" fo:min-height="2.036cm" fo:min-width="5.088cm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2.036cm" fo:min-width="5.088cm"/>
    </style:style>
    <style:style style:name="gr8" style:family="graphic" style:parent-style-name="standard">
      <style:graphic-properties draw:fill-color="#9900ff" draw:textarea-horizontal-align="justify" draw:textarea-vertical-align="middle" draw:auto-grow-height="false" fo:min-height="1.02cm" fo:min-width="3.056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1.02cm" fo:min-width="3.056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02cm" fo:min-width="3.056cm"/>
    </style:style>
    <style:style style:name="gr11" style:family="graphic" style:parent-style-name="standard">
      <style:graphic-properties draw:fill-color="#ff6666" draw:textarea-horizontal-align="justify" draw:textarea-vertical-align="middle" draw:auto-grow-height="false" fo:min-height="1.02cm" fo:min-width="3.0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33ff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6666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9999ff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11.684cm" svg:x="18.542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588cm" svg:height="2.286cm" svg:x="10.668cm" svg:y="2.802cm">
          <text:p text:style-name="P2">runall.sh</text:p>
          <text:p text:style-name="P2">(Bash Scrip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6.604cm" svg:height="2.286cm" svg:x="10.16cm" svg:y="6.35cm">
          <text:p text:style-name="P2">ne_470_project1.exe</text:p>
          <text:p text:style-name="P2">(Fortran Script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4" xml:id="id1" draw:id="id1" draw:layer="layout" svg:width="5.588cm" svg:height="2.286cm" svg:x="2.794cm" svg:y="6.35cm">
          <text:p text:style-name="P2">fortran_config</text:p>
          <text:p text:style-name="P2">(Config Scrip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8.382cm" svg:y1="7.493cm" svg:x2="10.16cm" svg:y2="7.493cm" draw:start-shape="id1" draw:start-glue-point="7" draw:end-shape="id2" svg:d="M8382 7493h1778" svg:viewBox="0 0 1779 1">
          <text:p/>
        </draw:connector>
        <draw:custom-shape draw:style-name="gr6" draw:text-style-name="P6" xml:id="id3" draw:id="id3" draw:layer="layout" svg:width="5.588cm" svg:height="2.286cm" svg:x="2.794cm" svg:y="9.952cm">
          <text:p text:style-name="P2">test.csv</text:p>
          <text:p text:style-name="P2">(CSV Fil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.588cm" svg:height="2.286cm" svg:x="10.668cm" svg:y="9.952cm">
          <text:p text:style-name="P2">singleplot.sh</text:p>
          <text:p text:style-name="P2">(Bash Scrip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3.462cm" svg:y1="8.636cm" svg:x2="5.588cm" svg:y2="9.952cm" draw:start-shape="id2" draw:start-glue-point="6" draw:end-shape="id3" draw:end-glue-point="4" svg:d="M13462 8636v659h-7874v657" svg:viewBox="0 0 7875 1317">
          <text:p/>
        </draw:connector>
        <draw:connector draw:style-name="gr5" draw:text-style-name="P5" draw:layer="layout" svg:x1="8.382cm" svg:y1="11.095cm" svg:x2="10.668cm" svg:y2="11.095cm" draw:start-shape="id3" draw:start-glue-point="7" draw:end-shape="id4" svg:d="M8382 11095h2286" svg:viewBox="0 0 2287 1">
          <text:p/>
        </draw:connector>
        <draw:connector draw:style-name="gr5" draw:text-style-name="P5" draw:layer="layout" svg:x1="13.462cm" svg:y1="5.088cm" svg:x2="13.462cm" svg:y2="6.35cm" draw:start-shape="id5" draw:start-glue-point="6" draw:end-shape="id2" draw:end-glue-point="4" svg:d="M13462 5088v1262" svg:viewBox="0 0 1 1263">
          <text:p/>
        </draw:connector>
        <draw:custom-shape draw:style-name="gr7" draw:text-style-name="P7" xml:id="id6" draw:id="id6" draw:layer="layout" svg:width="5.588cm" svg:height="2.286cm" svg:x="10.668cm" svg:y="13.97cm">
          <text:p text:style-name="P2">singleplot.png</text:p>
          <text:p text:style-name="P2">(GUI Plo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3.462cm" svg:y1="12.238cm" svg:x2="13.462cm" svg:y2="13.97cm" draw:start-shape="id4" draw:start-glue-point="6" draw:end-shape="id6" svg:d="M13462 12238v1732" svg:viewBox="0 0 1 1733">
          <text:p/>
        </draw:connector>
        <draw:custom-shape draw:style-name="gr8" draw:text-style-name="P8" draw:layer="layout" svg:width="3.556cm" svg:height="1.27cm" svg:x="20.32cm" svg:y="11.43cm">
          <text:p text:style-name="P2">.exe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3.556cm" svg:height="1.27cm" svg:x="20.32cm" svg:y="9.398cm">
          <text:p text:style-name="P2">BASH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3.556cm" svg:height="1.27cm" svg:x="20.32cm" svg:y="7.366cm">
          <text:p text:style-name="P2">CSV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556cm" svg:height="1.27cm" svg:x="20.32cm" svg:y="5.334cm">
          <text:p text:style-name="P2">.png fil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2" draw:layer="layout" svg:width="3.556cm" svg:height="1.016cm" svg:x="20.32cm" svg:y="3.556cm">
          <draw:text-box>
            <text:p text:style-name="P11"><text:span text:style-name="T1">LEGEN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0:30:22.086277890</meta:creation-date>
    <dc:date>2017-10-16T23:12:22.763483094</dc:date>
    <meta:editing-duration>PT2H31M40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